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9年 5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May- 2010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16293" calcext:value-type="float">
            <text:p><text:s/>516,293 </text:p>
          </table:table-cell>
          <table:table-cell table:style-name="ce30" office:value-type="float" office:value="2379" calcext:value-type="float">
            <text:p><text:s/>2,379 </text:p>
          </table:table-cell>
          <table:table-cell table:style-name="ce30" office:value-type="float" office:value="26716" calcext:value-type="float">
            <text:p><text:s/>26,71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473027" calcext:value-type="float">
            <text:p><text:s/>473,027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551" calcext:value-type="float">
            <text:p><text:s/>551 </text:p>
          </table:table-cell>
          <table:table-cell table:style-name="ce30" office:value-type="float" office:value="12958" calcext:value-type="float">
            <text:p><text:s/>12,958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661" calcext:value-type="float">
            <text:p><text:s/>661 </text:p>
          </table:table-cell>
          <table:table-cell table:style-name="ce30" office:value-type="float" office:value="4749" calcext:value-type="float">
            <text:p><text:s/>4,749 </text:p>
          </table:table-cell>
          <table:table-cell table:style-name="ce30" office:value-type="float" office:value="3592" calcext:value-type="float">
            <text:p><text:s/>3,592 </text:p>
          </table:table-cell>
          <table:table-cell table:style-name="ce30" office:value-type="float" office:value="1157" calcext:value-type="float">
            <text:p><text:s/>1,157 </text:p>
          </table:table-cell>
          <table:table-cell table:style-name="ce30" office:value-type="float" office:value="61" calcext:value-type="float">
            <text:p><text:s/>61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40420" calcext:value-type="float">
            <text:p><text:s/>340,420 </text:p>
          </table:table-cell>
          <table:table-cell table:style-name="ce30" office:value-type="float" office:value="1232" calcext:value-type="float">
            <text:p><text:s/>1,232 </text:p>
          </table:table-cell>
          <table:table-cell table:style-name="ce30" office:value-type="float" office:value="19730" calcext:value-type="float">
            <text:p><text:s/>19,73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307310" calcext:value-type="float">
            <text:p><text:s/>307,310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470" calcext:value-type="float">
            <text:p><text:s/>470 </text:p>
          </table:table-cell>
          <table:table-cell table:style-name="ce30" office:value-type="float" office:value="10745" calcext:value-type="float">
            <text:p><text:s/>10,745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354" calcext:value-type="float">
            <text:p><text:s/>354 </text:p>
          </table:table-cell>
          <table:table-cell table:style-name="ce30" office:value-type="float" office:value="3033" calcext:value-type="float">
            <text:p><text:s/>3,033 </text:p>
          </table:table-cell>
          <table:table-cell table:style-name="ce30" office:value-type="float" office:value="2635" calcext:value-type="float">
            <text:p><text:s/>2,635 </text:p>
          </table:table-cell>
          <table:table-cell table:style-name="ce30" office:value-type="float" office:value="398" calcext:value-type="float">
            <text:p><text:s/>398 </text:p>
          </table:table-cell>
          <table:table-cell table:style-name="ce30" office:value-type="float" office:value="46" calcext:value-type="float">
            <text:p><text:s/>46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62820" calcext:value-type="float">
            <text:p><text:s/>162,820 </text:p>
          </table:table-cell>
          <table:table-cell table:style-name="ce31" office:value-type="float" office:value="760" calcext:value-type="float">
            <text:p><text:s/>76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3328" calcext:value-type="float">
            <text:p><text:s/>153,328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412" calcext:value-type="float">
            <text:p><text:s/>412 </text:p>
          </table:table-cell>
          <table:table-cell table:style-name="ce31" office:value-type="float" office:value="7763" calcext:value-type="float">
            <text:p><text:s/>7,76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28" calcext:value-type="float">
            <text:p><text:s/>228 </text:p>
          </table:table-cell>
          <table:table-cell table:style-name="ce31" office:value-type="float" office:value="1849" calcext:value-type="float">
            <text:p><text:s/>1,849 </text:p>
          </table:table-cell>
          <table:table-cell table:style-name="ce31" office:value-type="float" office:value="1729" calcext:value-type="float">
            <text:p><text:s/>1,729 </text:p>
          </table:table-cell>
          <table:table-cell table:style-name="ce31" office:value-type="float" office:value="120" calcext:value-type="float">
            <text:p><text:s/>120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400" calcext:value-type="float">
            <text:p><text:s/>2,400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05" calcext:value-type="float">
            <text:p><text:s/>7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9864" calcext:value-type="float">
            <text:p><text:s/>29,864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126" calcext:value-type="float">
            <text:p><text:s/>28,1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782" calcext:value-type="float">
            <text:p><text:s/>78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226" calcext:value-type="float">
            <text:p><text:s/>226 </text:p>
          </table:table-cell>
          <table:table-cell table:style-name="ce31" office:value-type="float" office:value="222" calcext:value-type="float">
            <text:p><text:s/>22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069" calcext:value-type="float">
            <text:p><text:s/>4,069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67" calcext:value-type="float">
            <text:p><text:s/>2,8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9" calcext:value-type="float">
            <text:p><text:s/>6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24" calcext:value-type="float">
            <text:p><text:s/>2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309" calcext:value-type="float">
            <text:p><text:s/>1,309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60" calcext:value-type="float">
            <text:p><text:s/>1,1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18" calcext:value-type="float">
            <text:p><text:s/>1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1" calcext:value-type="float">
            <text:p><text:s/>3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7107" calcext:value-type="float">
            <text:p><text:s/>7,107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816" calcext:value-type="float">
            <text:p><text:s/>5,8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44" calcext:value-type="float">
            <text:p><text:s/>1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130" calcext:value-type="float">
            <text:p><text:s/>5,130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00" calcext:value-type="float">
            <text:p><text:s/>4,8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88" calcext:value-type="float">
            <text:p><text:s/>8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68" calcext:value-type="float">
            <text:p><text:s/>1,668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3" calcext:value-type="float">
            <text:p><text:s/>1,5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53" calcext:value-type="float">
            <text:p><text:s/>2,053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3" calcext:value-type="float">
            <text:p><text:s/>1,7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106" calcext:value-type="float">
            <text:p><text:s/>2,10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3" calcext:value-type="float">
            <text:p><text:s/>1,70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755" calcext:value-type="float">
            <text:p><text:s/>755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80" calcext:value-type="float">
            <text:p><text:s/>680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64" calcext:value-type="float">
            <text:p><text:s/>6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3323" calcext:value-type="float">
            <text:p><text:s/>13,323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17" calcext:value-type="float">
            <text:p><text:s/>12,7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35" calcext:value-type="float">
            <text:p><text:s/>3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2" calcext:value-type="float">
            <text:p><text:s/>112 </text:p>
          </table:table-cell>
          <table:table-cell table:style-name="ce31" office:value-type="float" office:value="102" calcext:value-type="float">
            <text:p><text:s/>102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13" calcext:value-type="float">
            <text:p><text:s/>12,913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026" calcext:value-type="float">
            <text:p><text:s/>12,0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07" calcext:value-type="float">
            <text:p><text:s/>407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93" calcext:value-type="float">
            <text:p><text:s/>3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41" calcext:value-type="float">
            <text:p><text:s/>2,541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06" calcext:value-type="float">
            <text:p><text:s/>2,5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18" calcext:value-type="float">
            <text:p><text:s/>17,018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52" calcext:value-type="float">
            <text:p><text:s/>15,85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15" calcext:value-type="float">
            <text:p><text:s/>2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345" calcext:value-type="float">
            <text:p><text:s/>6,345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500" calcext:value-type="float">
            <text:p><text:s/>5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5600" calcext:value-type="float">
            <text:p><text:s/>5,6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85" calcext:value-type="float">
            <text:p><text:s/>18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81" calcext:value-type="float">
            <text:p><text:s/>81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4328" calcext:value-type="float">
            <text:p><text:s/>34,328 </text:p>
          </table:table-cell>
          <table:table-cell table:style-name="ce31" office:value-type="float" office:value="199" calcext:value-type="float">
            <text:p><text:s/>199 </text:p>
          </table:table-cell>
          <table:table-cell table:style-name="ce31" office:value-type="float" office:value="4507" calcext:value-type="float">
            <text:p><text:s/>4,50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851" calcext:value-type="float">
            <text:p><text:s/>28,85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640" calcext:value-type="float">
            <text:p><text:s/>6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464" calcext:value-type="float">
            <text:p><text:s/>464 </text:p>
          </table:table-cell>
          <table:table-cell table:style-name="ce31" office:value-type="float" office:value="330" calcext:value-type="float">
            <text:p><text:s/>330 </text:p>
          </table:table-cell>
          <table:table-cell table:style-name="ce31" office:value-type="float" office:value="134" calcext:value-type="float">
            <text:p><text:s/>1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62" calcext:value-type="float">
            <text:p><text:s/>15,762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17" calcext:value-type="float">
            <text:p><text:s/>12,2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492" calcext:value-type="float">
            <text:p><text:s/>18,492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697" calcext:value-type="float">
            <text:p><text:s/>14,69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48" calcext:value-type="float">
            <text:p><text:s/>1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19" calcext:value-type="float">
            <text:p><text:s/>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0284" calcext:value-type="float">
            <text:p><text:s/>80,284 </text:p>
          </table:table-cell>
          <table:table-cell table:style-name="ce30" office:value-type="float" office:value="514" calcext:value-type="float">
            <text:p><text:s/>514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2283" calcext:value-type="float">
            <text:p><text:s/>72,28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" calcext:value-type="float">
            <text:p><text:s/>48 </text:p>
          </table:table-cell>
          <table:table-cell table:style-name="ce30" office:value-type="float" office:value="965" calcext:value-type="float">
            <text:p><text:s/>9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9" calcext:value-type="float">
            <text:p><text:s/>209 </text:p>
          </table:table-cell>
          <table:table-cell table:style-name="ce30" office:value-type="float" office:value="713" calcext:value-type="float">
            <text:p><text:s/>713 </text:p>
          </table:table-cell>
          <table:table-cell table:style-name="ce30" office:value-type="float" office:value="456" calcext:value-type="float">
            <text:p><text:s/>456 </text:p>
          </table:table-cell>
          <table:table-cell table:style-name="ce30" office:value-type="float" office:value="257" calcext:value-type="float">
            <text:p><text:s/>257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3315" calcext:value-type="float">
            <text:p><text:s/>93,315 </text:p>
          </table:table-cell>
          <table:table-cell table:style-name="ce30" office:value-type="float" office:value="633" calcext:value-type="float">
            <text:p><text:s/>63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1613" calcext:value-type="float">
            <text:p><text:s/>91,6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3" calcext:value-type="float">
            <text:p><text:s/>33 </text:p>
          </table:table-cell>
          <table:table-cell table:style-name="ce30" office:value-type="float" office:value="1209" calcext:value-type="float">
            <text:p><text:s/>1,20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8" calcext:value-type="float">
            <text:p><text:s/>98 </text:p>
          </table:table-cell>
          <table:table-cell table:style-name="ce30" office:value-type="float" office:value="995" calcext:value-type="float">
            <text:p><text:s/>995 </text:p>
          </table:table-cell>
          <table:table-cell table:style-name="ce30" office:value-type="float" office:value="493" calcext:value-type="float">
            <text:p><text:s/>493 </text:p>
          </table:table-cell>
          <table:table-cell table:style-name="ce30" office:value-type="float" office:value="502" calcext:value-type="float">
            <text:p><text:s/>50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74" calcext:value-type="float">
            <text:p><text:s/>2,27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21" calcext:value-type="float">
            <text:p><text:s/>1,82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9" calcext:value-type="float">
            <text:p><text:s/>3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8" calcext:value-type="float">
            <text:p><text:s/>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826" calcext:value-type="float">
            <text:p><text:s/>1,82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80" calcext:value-type="float">
            <text:p><text:s/>1,7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" calcext:value-type="float">
            <text:p><text:s/>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8" calcext:value-type="float">
            <text:p><text:s/>4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10-08-03T09:59:52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